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BARNABAS IN ANTIOCH OF SYRIA (1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BARNABAS IN ANTIOCH OF SYRIA (13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are chosen by the Spirit of God (13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are commissioned by the church of God (13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1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AUL AND BARNABAS IN ANTIOCH OF SYRIA (13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AUL AND BARNABAS IN CYPRUS (13:4-1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AUL AND BARNABAS IN CYPRUS (13:4-12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openness to God's Word (13:4-7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opposition to God's Word (13:8-1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 opposition to God's Word (13:8-11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Elymas's blasphemy (13: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Elymas's blindness (13:9-1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AUL AND BARNABAS IN CYPRUS (13:4-12):<text:s text:c="1"/></text:span><text:span text:style-name="a502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openness to God's Word (13:4-7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opposition to God's Word (13:8-1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obedience to God's Word (13: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13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PAUL AND BARNABAS IN ANTIOCH OF SYRIA (13:1-3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PAUL AND BARNABAS IN CYPRUS (13:4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UL AND BARNABAS IN PERGA (13:13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AUL AND BARNABAS IN ANTIOCH OF PISIDIA (13:14-52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PAUL AND BARNABAS IN ANTIOCH OF PISIDIA (13:14-52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First sermon (13:14-43):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First sermon (13:14-43):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overview of the Messiah (13:14-37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-title-Title-Slide" presentation:presentation-page-layout-name="Master1-PPL1" draw:id="Slide-265">
        <draw:frame draw:id="id101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<text:s text:c="1"/>The overview of the Messiah (13:14-37)<text:s text:c="1"/></text:span><text:span text:style-name="a561" text:class-names=""/></text:p>
          </draw:text-box>
          <svg:title/>
          <svg:desc/>
        </draw:frame>
        <draw:frame draw:id="id102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Historical preparation for his coming (13:14-23):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Historical preparation for his coming (13:14-23):<text:s text:c="1"/></text:span><text:span text:style-name="a571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selection of Israel (13:14-17a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deliverance from Egypt (13:17b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wilderness experience (13:18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quest of Canaan (13:19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rule of the judges and kings (13:20-23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overview of the Messiah (13:14-37)<text:s text:c="1"/></text:span><text:span text:style-name="a595" text:class-names=""/></text:p>
          </draw:text-box>
          <svg:title/>
          <svg:desc/>
        </draw:frame>
        <draw:frame draw:id="id106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Historical preparation for his coming (13:14-2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Homiletical preparation for his coming (13:24-25):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Prophetical preparation for his coming (13:26-3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3" draw:style-name="a611" draw:master-page-name="Master1-Layout12-tx-Title-and-Text" presentation:presentation-page-layout-name="Master1-PPL12" draw:id="Slide-268">
        <draw:frame draw:id="id107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Prophetical preparation for his coming (13:26-37)<text:s text:c="1"/></text:span><text:span text:style-name="a613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Psalm 2:6-9 predicts God will honour the Messiah (13:26-33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saiah 55:3 predicts God will fulfil in the Messiah the promises given to David (13:34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Psalm 16:10 predicts God will not allow the body of the Messiah to see corruption (13:35-37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overview of the Messiah (13:14-37)<text:s text:c="1"/></text:span><text:span text:style-name="a631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Historical preparation for his coming (13:14-2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omiletical preparation for his coming (13:24-25):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Prophetical preparation for his coming (13:26-37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First sermon (13:14-43):<text:s text:c="1"/></text:span><text:span text:style-name="a649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overview of the Messiah (13:14-3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offer by this Messiah (13:38-41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6" draw:style-name="a662" draw:master-page-name="Master1-Layout12-tx-Title-and-Text" presentation:presentation-page-layout-name="Master1-PPL12" draw:id="Slide-271">
        <draw:frame draw:id="id113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offer by this Messiah (13:38-41)<text:s text:c="1"/></text:span><text:span text:style-name="a664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repenting sinner is forgiven of sin (13:37-38a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repenting sinner is declared righteous (13:38b-41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First sermon (13:14-43):<text:s text:c="1"/></text:span><text:span text:style-name="a679" text:class-names=""/></text:p>
          </draw:text-box>
          <svg:title/>
          <svg:desc/>
        </draw:frame>
        <draw:frame draw:id="id116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overview of the Messiah (13:14-37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offer by this Messiah (13:38-41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obedience to the Messiah (13:42-43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12-tx-Title-and-Text" presentation:presentation-page-layout-name="Master1-PPL12" draw:id="Slide-273">
        <draw:frame draw:id="id117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PAUL AND BARNABAS IN ANTIOCH OF PISIDIA (13:14-52):<text:s text:c="1"/></text:span><text:span text:style-name="a697" text:class-names=""/></text:p>
          </draw:text-box>
          <svg:title/>
          <svg:desc/>
        </draw:frame>
        <draw:frame draw:id="id118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First sermon (13:14-43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Second sermon (13:44-52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9" draw:style-name="a710" draw:master-page-name="Master1-Layout1-title-Title-Slide" presentation:presentation-page-layout-name="Master1-PPL1" draw:id="Slide-274">
        <draw:frame draw:id="id119" presentation:style-name="a714" draw:name="Title 1" svg:x="1.38in" svg:y="0.83in" svg:width="10.3in" svg:height="4.42in" presentation:class="title" presentation:placeholder="false">
          <draw:text-box>
            <text:p text:style-name="a713" text:class-names="" text:cond-style-name=""><text:span text:style-name="a711" text:class-names=""><text:s text:c="1"/>Second sermon (13:44-52)<text:s text:c="1"/></text:span><text:span text:style-name="a712" text:class-names=""/></text:p>
          </draw:text-box>
          <svg:title/>
          <svg:desc/>
        </draw:frame>
        <draw:frame draw:id="id120" presentation:style-name="a719" draw:name="Subtitle 2" svg:x="1.38in" svg:y="5.25in" svg:width="10.3in" svg:height="1.85in" presentation:class="subtitle" presentation:placeholder="false">
          <draw:text-box>
            <text:p text:style-name="a716" text:class-names="" text:cond-style-name=""><text:span text:style-name="a715" text:class-names=""><text:s text:c="1"/>Unbelieving Jews (13:44-46, 50-52)<text:s text:c="1"/></text:span></text:p>
            <text:p text:style-name="a718" text:class-names="" text:cond-style-name=""><text:span text:style-name="a717" text:class-names=""/></text:p>
          </draw:text-box>
          <svg:title/>
          <svg:desc/>
        </draw:frame>
      </draw:page>
      <draw:page draw:name="Slide20" draw:style-name="a720" draw:master-page-name="Master1-Layout12-tx-Title-and-Text" presentation:presentation-page-layout-name="Master1-PPL12" draw:id="Slide-275">
        <draw:frame draw:id="id121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Unbelieving Jews (13:44-46, 50-52)<text:s text:c="1"/></text:span><text:span text:style-name="a722" text:class-names=""/></text:p>
          </draw:text-box>
          <svg:title/>
          <svg:desc/>
        </draw:frame>
        <draw:frame draw:id="id122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y reject God (13:44-45, 50-52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God rejects them (13:46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1" draw:style-name="a735" draw:master-page-name="Master1-Layout12-tx-Title-and-Text" presentation:presentation-page-layout-name="Master1-PPL12" draw:id="Slide-276">
        <draw:frame draw:id="id123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Second sermon (13:44-52)<text:s text:c="1"/></text:span><text:span text:style-name="a737" text:class-names=""/></text:p>
          </draw:text-box>
          <svg:title/>
          <svg:desc/>
        </draw:frame>
        <draw:frame draw:id="id124" presentation:style-name="a749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Unbelieving Jews (13:44-46, 50-5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Believing Gentiles (13:47-49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2" draw:style-name="a750" draw:master-page-name="Master1-Layout12-tx-Title-and-Text" presentation:presentation-page-layout-name="Master1-PPL12" draw:id="Slide-277">
        <draw:frame draw:id="id125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Believing Gentiles (13:47-49)<text:s text:c="1"/></text:span><text:span text:style-name="a752" text:class-names=""/></text:p>
          </draw:text-box>
          <svg:title/>
          <svg:desc/>
        </draw:frame>
        <draw:frame draw:id="id126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foretelling (13:4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fulfilling (13:48-49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3" draw:style-name="a765" draw:master-page-name="Master1-Layout12-tx-Title-and-Text" presentation:presentation-page-layout-name="Master1-PPL12" draw:id="Slide-278">
        <draw:frame draw:id="id127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Second sermon (13:44-52)<text:s text:c="1"/></text:span><text:span text:style-name="a767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Unbelieving Jews (13:44-46, 50-52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Believing Gentiles (13:47-49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4" draw:style-name="a780" draw:master-page-name="Master1-Layout12-tx-Title-and-Text" presentation:presentation-page-layout-name="Master1-PPL12" draw:id="Slide-279">
        <draw:frame draw:id="id129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PAUL AND BARNABAS IN ANTIOCH OF PISIDIA (13:14-52):<text:s text:c="1"/></text:span><text:span text:style-name="a782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First sermon (13:14-43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Second sermon (13:44-52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2-tx-Title-and-Text" presentation:presentation-page-layout-name="Master1-PPL12" draw:id="Slide-280">
        <draw:frame draw:id="id131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ACTS 13<text:s text:c="1"/></text:span><text:span text:style-name="a797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PAUL AND BARNABAS IN ANTIOCH OF SYRIA (13:1-3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PAUL AND BARNABAS IN CYPRUS (13:4-12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PAUL AND BARNABAS IN PERGA (13:13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PAUL AND BARNABAS IN ANTIOCH OF PISIDIA (13:14-52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3 </dc:title>
    <meta:initial-creator>David STRICKLAND</meta:initial-creator>
    <dc:creator>David STRICKLAND</dc:creator>
    <meta:creation-date>2020-02-24T10:50:09Z</meta:creation-date>
    <dc:date>2020-02-24T10:50:10Z</dc:date>
    <meta:template xlink:href="BibleStudy" xlink:type="simple"/>
    <meta:editing-cycles>1</meta:editing-cycles>
    <meta:editing-duration>PT0S</meta:editing-duration>
    <meta:document-statistic meta:paragraph-count="82" meta:word-count="681"/>
  </office:meta>
</office:document-meta>
</file>